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45cm" fo:min-width="3.3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3.1cm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1.9cm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3.5cm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2.7cm"/>
    </style:style>
    <style:style style:name="gr7" style:family="graphic" style:parent-style-name="standard">
      <style:graphic-properties draw:textarea-horizontal-align="justify" draw:textarea-vertical-align="middle" draw:auto-grow-height="false" fo:min-height="0.6cm" fo:min-width="1.622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458cm" fo:min-width="1.48cm"/>
    </style:style>
    <style:style style:name="gr10" style:family="graphic" style:parent-style-name="standard">
      <style:graphic-properties draw:textarea-horizontal-align="justify" draw:textarea-vertical-align="middle" draw:auto-grow-height="false" fo:min-height="0.316cm" fo:min-width="1.198cm"/>
    </style:style>
    <style:style style:name="gr11" style:family="graphic" style:parent-style-name="standard">
      <style:graphic-properties draw:textarea-horizontal-align="justify" draw:textarea-vertical-align="middle" draw:auto-grow-height="false" fo:min-height="0.458cm" fo:min-width="1.764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textarea-horizontal-align="justify" draw:textarea-vertical-align="middle" draw:auto-grow-height="false" fo:min-height="1.05cm" fo:min-width="2.5cm"/>
    </style:style>
    <style:style style:name="gr14" style:family="graphic" style:parent-style-name="standard">
      <style:graphic-properties draw:textarea-horizontal-align="justify" draw:textarea-vertical-align="middle" draw:auto-grow-height="false" fo:min-height="0.75cm" fo:min-width="3.3cm"/>
    </style:style>
    <style:style style:name="gr15" style:family="graphic" style:parent-style-name="standard">
      <style:graphic-properties draw:textarea-horizontal-align="justify" draw:textarea-vertical-align="middle" draw:auto-grow-height="false" fo:min-height="0.95cm" fo:min-width="2.5cm"/>
    </style:style>
    <style:style style:name="gr16" style:family="graphic" style:parent-style-name="standard">
      <style:graphic-properties draw:textarea-horizontal-align="justify" draw:textarea-vertical-align="middle" draw:auto-grow-height="false" fo:min-height="0.95cm" fo:min-width="1.9cm"/>
    </style:style>
    <style:style style:name="gr17" style:family="graphic" style:parent-style-name="standard">
      <style:graphic-properties draw:textarea-horizontal-align="justify" draw:textarea-vertical-align="middle" draw:auto-grow-height="false" fo:min-height="0.95cm" fo:min-width="2.7cm"/>
    </style:style>
    <style:style style:name="gr18" style:family="graphic" style:parent-style-name="standard">
      <style:graphic-properties draw:textarea-horizontal-align="justify" draw:textarea-vertical-align="middle" draw:auto-grow-height="false" fo:min-height="0.988cm" fo:min-width="2.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</style:style>
    <style:style style:name="gr21" style:family="graphic" style:parent-style-name="standard">
      <style:graphic-properties draw:textarea-horizontal-align="justify" draw:textarea-vertical-align="middle" draw:auto-grow-height="false" fo:min-height="0.65cm" fo:min-width="0.6cm"/>
    </style:style>
    <style:style style:name="gr22" style:family="graphic" style:parent-style-name="standard">
      <style:graphic-properties draw:textarea-horizontal-align="justify" draw:textarea-vertical-align="middle" draw:auto-grow-height="false" fo:min-height="0.75cm" fo:min-width="2.7cm"/>
    </style:style>
    <style:style style:name="gr23" style:family="graphic" style:parent-style-name="standard">
      <style:graphic-properties draw:textarea-horizontal-align="justify" draw:textarea-vertical-align="middle" draw:auto-grow-height="false" fo:min-height="0.988cm" fo:min-width="2.5cm"/>
    </style:style>
    <style:style style:name="gr24" style:family="graphic" style:parent-style-name="standard">
      <style:graphic-properties draw:textarea-horizontal-align="justify" draw:textarea-vertical-align="middle" draw:auto-grow-height="false" fo:min-height="0.35cm" fo:min-width="1.1cm"/>
    </style:style>
    <style:style style:name="gr25" style:family="graphic" style:parent-style-name="standard">
      <style:graphic-properties draw:textarea-horizontal-align="justify" draw:textarea-vertical-align="middle" draw:auto-grow-height="false" fo:min-height="5.6cm" fo:min-width="27.8cm" fo:padding-top="0.1cm" fo:padding-bottom="0.1cm" fo:padding-left="0.1cm" fo:padding-right="0.1cm" fo:wrap-option="wrap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style:text-underline-style="solid" style:text-underline-width="auto" style:text-underline-color="font-color" style:font-size-asian="14pt" style:font-size-complex="14pt"/>
    </style:style>
    <style:style style:name="P5" style:family="paragraph">
      <style:paragraph-properties fo:text-align="center"/>
      <style:text-properties fo:font-size="14pt" style:text-underline-style="none" style:font-size-asian="14pt" style:font-size-complex="14pt"/>
    </style:style>
    <style:style style:name="P6" style:family="paragraph">
      <style:paragraph-properties fo:text-align="center"/>
      <style:text-properties fo:font-size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fo:font-size="14pt" style:text-underline-style="none" style:font-size-asian="14pt" style:font-size-complex="14pt"/>
    </style:style>
    <style:style style:name="T5" style:family="text">
      <style:text-properties fo:font-size="14pt"/>
    </style:style>
    <style:style style:name="T6" style:family="text">
      <style:text-properties fo:font-size="14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2" draw:id="id2" draw:layer="layout" svg:width="3.8cm" svg:height="1.7cm" svg:x="3.8cm" svg:y="1.9cm">
          <text:p text:style-name="P1">Account</text:p>
          <draw:enhanced-geometry svg:viewBox="0 0 21600 21600" draw:type="rectangle" draw:enhanced-path="M 0 0 L 21600 0 21600 21600 0 21600 0 0 Z N"/>
        </draw:custom-shape>
        <draw:custom-shape draw:style-name="gr2" draw:text-style-name="P1" xml:id="id33" draw:id="id33" draw:layer="layout" svg:width="4cm" svg:height="1cm" svg:x="19cm" svg:y="7.4cm">
          <text:p text:style-name="P1">Subscription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3.6cm" svg:height="1.4cm" svg:x="17.2cm" svg:y="2cm">
          <text:p text:style-name="P1">Device</text:p>
          <draw:enhanced-geometry svg:viewBox="0 0 21600 21600" draw:type="rectangle" draw:enhanced-path="M 0 0 L 21600 0 21600 21600 0 21600 0 0 Z N"/>
        </draw:custom-shape>
        <draw:custom-shape draw:style-name="gr4" draw:text-style-name="P1" xml:id="id12" draw:id="id12" draw:layer="layout" svg:width="2.4cm" svg:height="1cm" svg:x="4cm" svg:y="10cm">
          <text:p text:style-name="P1">Track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30" draw:id="id30" draw:layer="layout" svg:width="4cm" svg:height="1.6cm" svg:x="17.2cm" svg:y="15.4cm">
          <text:p text:style-name="P1">PlayList</text:p>
          <draw:enhanced-geometry svg:viewBox="0 0 21600 21600" draw:type="rectangle" draw:enhanced-path="M 0 0 L 21600 0 21600 21600 0 21600 0 0 Z N"/>
        </draw:custom-shape>
        <draw:custom-shape draw:style-name="gr6" draw:text-style-name="P1" xml:id="id19" draw:id="id19" draw:layer="layout" svg:width="3.2cm" svg:height="1.4cm" svg:x="3.4cm" svg:y="13.2cm">
          <text:p text:style-name="P1">FriendList</text:p>
          <draw:enhanced-geometry svg:viewBox="0 0 21600 21600" draw:type="rectangle" draw:enhanced-path="M 0 0 L 21600 0 21600 21600 0 21600 0 0 Z N"/>
        </draw:custom-shape>
        <draw:custom-shape draw:style-name="gr7" draw:text-style-name="P2" xml:id="id1" draw:id="id1" draw:layer="layout" svg:width="3cm" svg:height="1.2cm" svg:x="0.2cm" svg:y="0.2cm">
          <text:p text:style-name="P1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3.2cm" svg:y1="0.8cm" svg:x2="5.7cm" svg:y2="1.9cm" draw:start-shape="id1" draw:start-glue-point="10" draw:end-shape="id2" draw:end-glue-point="0" svg:d="M3200 800l2500 1100" svg:viewBox="0 0 2501 1101">
          <text:p/>
        </draw:connector>
        <draw:custom-shape draw:style-name="gr9" draw:text-style-name="P3" xml:id="id3" draw:id="id3" draw:layer="layout" svg:width="2.8cm" svg:height="1cm" svg:x="4.4cm" svg:y="0.2cm">
          <text:p text:style-name="P1"><text:span text:style-name="T2">User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" draw:id="id4" draw:layer="layout" svg:width="2.8cm" svg:height="1cm" svg:x="7.4cm" svg:y="0.4cm">
          <text:p text:style-name="P1"><text:span text:style-name="T2">Passw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" draw:id="id5" draw:layer="layout" svg:width="2.8cm" svg:height="1cm" svg:x="0.2cm" svg:y="1.75cm">
          <text:p text:style-name="P1"><text:span text:style-name="T2">First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" draw:id="id6" draw:layer="layout" svg:width="2.8cm" svg:height="1cm" svg:x="0.2cm" svg:y="3.2cm">
          <text:p text:style-name="P1"><text:span text:style-name="T2">Last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5.8cm" svg:y1="1.2cm" svg:x2="5.7cm" svg:y2="1.9cm" draw:start-shape="id3" draw:start-glue-point="8" draw:end-shape="id2" draw:end-glue-point="0" svg:d="M5800 1200l-100 700" svg:viewBox="0 0 101 701">
          <text:p/>
        </draw:connector>
        <draw:connector draw:style-name="gr8" draw:text-style-name="P1" draw:layer="layout" draw:type="line" svg:x1="7.81cm" svg:y1="1.254cm" svg:x2="5.7cm" svg:y2="1.9cm" draw:start-shape="id4" draw:start-glue-point="7" draw:end-shape="id2" draw:end-glue-point="0" svg:d="M7810 1254l-2110 646" svg:viewBox="0 0 2111 647">
          <text:p/>
        </draw:connector>
        <draw:connector draw:style-name="gr8" draw:text-style-name="P1" draw:layer="layout" draw:type="line" svg:x1="3cm" svg:y1="2.25cm" svg:x2="3.8cm" svg:y2="2.75cm" draw:start-shape="id5" draw:end-shape="id2" draw:end-glue-point="3" svg:d="M3000 2250l800 500" svg:viewBox="0 0 801 501">
          <text:p/>
        </draw:connector>
        <draw:connector draw:style-name="gr8" draw:text-style-name="P1" draw:layer="layout" draw:type="line" svg:x1="3cm" svg:y1="3.7cm" svg:x2="3.8cm" svg:y2="2.75cm" draw:start-shape="id6" draw:start-glue-point="10" draw:end-shape="id2" svg:d="M3000 3700l800-950" svg:viewBox="0 0 801 951">
          <text:p/>
        </draw:connector>
        <draw:custom-shape draw:style-name="gr9" draw:text-style-name="P4" xml:id="id7" draw:id="id7" draw:layer="layout" svg:width="2.8cm" svg:height="1cm" svg:x="17.6cm" svg:y="0.6cm">
          <text:p text:style-name="P1"><text:span text:style-name="T3">Device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0" draw:id="id10" draw:layer="layout" svg:width="2.8cm" svg:height="1cm" svg:x="21.4cm" svg:y="2.2cm">
          <text:p text:style-name="P1"><text:span text:style-name="T2">DateAdd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9" draw:id="id9" draw:layer="layout" svg:width="2.8cm" svg:height="1cm" svg:x="14cm" svg:y="2.2cm">
          <text:p text:style-name="P1"><text:span text:style-name="T2">Owner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9cm" svg:y1="1.6cm" svg:x2="19cm" svg:y2="2cm" draw:start-shape="id7" draw:start-glue-point="8" draw:end-shape="id8" draw:end-glue-point="0" svg:d="M19000 1600v400" svg:viewBox="0 0 1 401">
          <text:p/>
        </draw:connector>
        <draw:connector draw:style-name="gr8" draw:text-style-name="P1" draw:layer="layout" draw:type="line" svg:x1="16.8cm" svg:y1="2.7cm" svg:x2="17.2cm" svg:y2="2.7cm" draw:start-shape="id9" draw:start-glue-point="10" draw:end-shape="id8" draw:end-glue-point="3" svg:d="M16800 2700h400" svg:viewBox="0 0 401 1">
          <text:p/>
        </draw:connector>
        <draw:connector draw:style-name="gr8" draw:text-style-name="P1" draw:layer="layout" draw:type="line" svg:x1="20.8cm" svg:y1="2.7cm" svg:x2="21.4cm" svg:y2="2.7cm" draw:start-shape="id8" draw:start-glue-point="1" draw:end-shape="id10" draw:end-glue-point="6" svg:d="M20800 2700h600" svg:viewBox="0 0 601 1">
          <text:p/>
        </draw:connector>
        <draw:custom-shape draw:style-name="gr9" draw:text-style-name="P4" xml:id="id13" draw:id="id13" draw:layer="layout" svg:width="2.8cm" svg:height="1cm" svg:x="0.8cm" svg:y="8.2cm">
          <text:p text:style-name="P1"><text:span text:style-name="T3">Track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" draw:id="id11" draw:layer="layout" svg:width="2.8cm" svg:height="1cm" svg:x="4cm" svg:y="8.2cm">
          <text:p text:style-name="P1"><text:span text:style-name="T2">Track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7" draw:id="id17" draw:layer="layout" svg:width="2.8cm" svg:height="1cm" svg:x="7cm" svg:y="9.4cm">
          <text:p text:style-name="P1"><text:span text:style-name="T2">Du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4" draw:id="id14" draw:layer="layout" svg:width="2.8cm" svg:height="1cm" svg:x="0.6cm" svg:y="9.6cm">
          <text:p text:style-name="P1"><text:span text:style-name="T2">Art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5" draw:id="id15" draw:layer="layout" svg:width="2.8cm" svg:height="1cm" svg:x="0.6cm" svg:y="10.8cm">
          <text:p text:style-name="P1"><text:span text:style-name="T2">Alb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6" draw:id="id16" draw:layer="layout" svg:width="2.8cm" svg:height="1cm" svg:x="7cm" svg:y="10.8cm">
          <text:p text:style-name="P1"><text:span text:style-name="T2">Gen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5.4cm" svg:y1="9.2cm" svg:x2="5.2cm" svg:y2="10cm" draw:start-shape="id11" draw:start-glue-point="8" draw:end-shape="id12" draw:end-glue-point="0" svg:d="M5400 9200l-200 800" svg:viewBox="0 0 201 801">
          <text:p/>
        </draw:connector>
        <draw:connector draw:style-name="gr8" draw:text-style-name="P1" draw:layer="layout" draw:type="line" svg:x1="3.19cm" svg:y1="9.054cm" svg:x2="5.2cm" svg:y2="10cm" draw:start-shape="id13" draw:start-glue-point="9" draw:end-shape="id12" draw:end-glue-point="0" svg:d="M3190 9054l2010 946" svg:viewBox="0 0 2011 947">
          <text:p/>
        </draw:connector>
        <draw:connector draw:style-name="gr8" draw:text-style-name="P1" draw:layer="layout" draw:type="line" svg:x1="3.4cm" svg:y1="10.1cm" svg:x2="4cm" svg:y2="10.5cm" draw:start-shape="id14" draw:start-glue-point="10" draw:end-shape="id12" draw:end-glue-point="3" svg:d="M3400 10100l600 400" svg:viewBox="0 0 601 401">
          <text:p/>
        </draw:connector>
        <draw:connector draw:style-name="gr8" draw:text-style-name="P1" draw:layer="layout" draw:type="line" svg:x1="3.4cm" svg:y1="11.3cm" svg:x2="4cm" svg:y2="10.5cm" draw:start-shape="id15" draw:start-glue-point="10" draw:end-shape="id12" svg:d="M3400 11300l600-800" svg:viewBox="0 0 601 801">
          <text:p/>
        </draw:connector>
        <draw:connector draw:style-name="gr8" draw:text-style-name="P1" draw:layer="layout" draw:type="line" svg:x1="7cm" svg:y1="11.3cm" svg:x2="6.4cm" svg:y2="10.5cm" draw:start-shape="id16" draw:start-glue-point="6" draw:end-shape="id12" draw:end-glue-point="1" svg:d="M7000 11300l-600-800" svg:viewBox="0 0 601 801">
          <text:p/>
        </draw:connector>
        <draw:connector draw:style-name="gr8" draw:text-style-name="P1" draw:layer="layout" draw:type="line" svg:x1="7cm" svg:y1="9.9cm" svg:x2="6.4cm" svg:y2="10.5cm" draw:start-shape="id17" draw:start-glue-point="6" draw:end-shape="id12" svg:d="M7000 9900l-600 600" svg:viewBox="0 0 601 601">
          <text:p/>
        </draw:connector>
        <draw:custom-shape draw:style-name="gr10" draw:text-style-name="P5" xml:id="id18" draw:id="id18" draw:layer="layout" svg:width="2.4cm" svg:height="0.8cm" svg:x="0.4cm" svg:y="13.4cm">
          <text:p text:style-name="P1"><text:span text:style-name="T4">Owner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20" draw:id="id20" draw:layer="layout" svg:width="2.8cm" svg:height="1cm" svg:x="7.2cm" svg:y="13.4cm">
          <text:p text:style-name="P1"><text:span text:style-name="T2">Friend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2.8cm" svg:y1="13.8cm" svg:x2="3.4cm" svg:y2="13.9cm" draw:start-shape="id18" draw:start-glue-point="10" draw:end-shape="id19" draw:end-glue-point="3" svg:d="M2800 13800l600 100" svg:viewBox="0 0 601 101">
          <text:p/>
        </draw:connector>
        <draw:connector draw:style-name="gr8" draw:text-style-name="P1" draw:layer="layout" draw:type="line" svg:x1="7.2cm" svg:y1="13.9cm" svg:x2="6.6cm" svg:y2="13.9cm" draw:start-shape="id20" draw:start-glue-point="6" draw:end-shape="id19" svg:d="M7200 13900h-600" svg:viewBox="0 0 601 1">
          <text:p/>
        </draw:connector>
        <draw:custom-shape draw:style-name="gr9" draw:text-style-name="P3" xml:id="id21" draw:id="id21" draw:layer="layout" svg:width="2.8cm" svg:height="1cm" svg:x="0.2cm" svg:y="4.6cm">
          <text:p text:style-name="P1"><text:span text:style-name="T2">Door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22" draw:id="id22" draw:layer="layout" svg:width="2.8cm" svg:height="1cm" svg:x="3cm" svg:y="4.6cm">
          <text:p text:style-name="P1"><text:span text:style-name="T2">Stre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23" draw:id="id23" draw:layer="layout" svg:width="2.8cm" svg:height="1cm" svg:x="5.8cm" svg:y="4.6cm">
          <text:p text:style-name="P1"><text:span text:style-name="T2">C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24" draw:id="id24" draw:layer="layout" svg:width="2.8cm" svg:height="1cm" svg:x="8.6cm" svg:y="4.2cm">
          <text:p text:style-name="P1"><text:span text:style-name="T2">Coun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25" draw:id="id25" draw:layer="layout" svg:width="2.8cm" svg:height="1cm" svg:x="8.2cm" svg:y="3cm">
          <text:p text:style-name="P1"><text:span text:style-name="T2">Post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26" draw:id="id26" draw:layer="layout" svg:width="2.8cm" svg:height="1cm" svg:x="8.2cm" svg:y="2cm">
          <text:p text:style-name="P1"><text:span text:style-name="T2">Contact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2.59cm" svg:y1="4.746cm" svg:x2="5.7cm" svg:y2="3.6cm" draw:start-shape="id21" draw:start-glue-point="11" draw:end-shape="id2" draw:end-glue-point="2" svg:d="M2590 4746l3110-1146" svg:viewBox="0 0 3111 1147">
          <text:p/>
        </draw:connector>
        <draw:connector draw:style-name="gr8" draw:text-style-name="P1" draw:layer="layout" draw:type="line" svg:x1="4.4cm" svg:y1="4.6cm" svg:x2="5.7cm" svg:y2="3.6cm" draw:start-shape="id22" draw:start-glue-point="4" draw:end-shape="id2" draw:end-glue-point="2" svg:d="M4400 4600l1300-1000" svg:viewBox="0 0 1301 1001">
          <text:p/>
        </draw:connector>
        <draw:connector draw:style-name="gr8" draw:text-style-name="P1" draw:layer="layout" draw:type="line" svg:x1="7.2cm" svg:y1="4.6cm" svg:x2="5.7cm" svg:y2="3.6cm" draw:start-shape="id23" draw:start-glue-point="4" draw:end-shape="id2" draw:end-glue-point="2" svg:d="M7200 4600l-1500-1000" svg:viewBox="0 0 1501 1001">
          <text:p/>
        </draw:connector>
        <draw:connector draw:style-name="gr8" draw:text-style-name="P1" draw:layer="layout" draw:type="line" svg:x1="8.6cm" svg:y1="4.7cm" svg:x2="5.7cm" svg:y2="3.6cm" draw:start-shape="id24" draw:start-glue-point="6" draw:end-shape="id2" draw:end-glue-point="2" svg:d="M8600 4700l-2900-1100" svg:viewBox="0 0 2901 1101">
          <text:p/>
        </draw:connector>
        <draw:connector draw:style-name="gr8" draw:text-style-name="P1" draw:layer="layout" draw:type="line" svg:x1="8.2cm" svg:y1="3.5cm" svg:x2="7.6cm" svg:y2="2.75cm" draw:start-shape="id25" draw:start-glue-point="6" draw:end-shape="id2" draw:end-glue-point="1" svg:d="M8200 3500l-600-750" svg:viewBox="0 0 601 751">
          <text:p/>
        </draw:connector>
        <draw:connector draw:style-name="gr8" draw:text-style-name="P1" draw:layer="layout" draw:type="line" svg:x1="8.2cm" svg:y1="2.5cm" svg:x2="7.6cm" svg:y2="2.75cm" draw:start-shape="id26" draw:start-glue-point="6" draw:end-shape="id2" draw:end-glue-point="1" svg:d="M8200 2500l-600 250" svg:viewBox="0 0 601 251">
          <text:p/>
        </draw:connector>
        <draw:custom-shape draw:style-name="gr9" draw:text-style-name="P3" xml:id="id27" draw:id="id27" draw:layer="layout" svg:width="2.8cm" svg:height="1cm" svg:x="16cm" svg:y="4cm">
          <text:p text:style-name="P1"><text:span text:style-name="T2">Device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7.4cm" svg:y1="4cm" svg:x2="19cm" svg:y2="3.4cm" draw:start-shape="id27" draw:start-glue-point="4" draw:end-shape="id8" draw:end-glue-point="2" svg:d="M17400 4000l1600-600" svg:viewBox="0 0 1601 601">
          <text:p/>
        </draw:connector>
        <draw:custom-shape draw:style-name="gr9" draw:text-style-name="P3" xml:id="id28" draw:id="id28" draw:layer="layout" svg:width="2.8cm" svg:height="1cm" svg:x="19.4cm" svg:y="4cm">
          <text:p text:style-name="P1"><text:span text:style-name="T2">Device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9cm" svg:y1="3.4cm" svg:x2="20.8cm" svg:y2="4cm" draw:start-shape="id8" draw:start-glue-point="2" draw:end-shape="id28" draw:end-glue-point="4" svg:d="M19000 3400l1800 600" svg:viewBox="0 0 1801 601">
          <text:p/>
        </draw:connector>
        <draw:custom-shape draw:style-name="gr9" draw:text-style-name="P3" xml:id="id29" draw:id="id29" draw:layer="layout" svg:width="2.8cm" svg:height="1cm" svg:x="13.658cm" svg:y="15.684cm">
          <text:p text:style-name="P1"><text:span text:style-name="T2">PlayList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xml:id="id34" draw:id="id34" draw:layer="layout" svg:width="2.8cm" svg:height="1cm" svg:x="19.6cm" svg:y="5.8cm">
          <text:p text:style-name="P1"><text:span text:style-name="T3">User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31" draw:id="id31" draw:layer="layout" svg:width="3.2cm" svg:height="1cm" svg:x="22.2cm" svg:y="15.8cm">
          <text:p text:style-name="P1"><text:span text:style-name="T2">PlayListOw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6.458cm" svg:y1="16.184cm" svg:x2="17.2cm" svg:y2="16.2cm" draw:start-shape="id29" draw:start-glue-point="10" draw:end-shape="id30" draw:end-glue-point="3" svg:d="M16458 16184l742 16" svg:viewBox="0 0 743 17">
          <text:p/>
        </draw:connector>
        <draw:connector draw:style-name="gr8" draw:text-style-name="P1" draw:layer="layout" draw:type="line" svg:x1="22.2cm" svg:y1="16.3cm" svg:x2="21.2cm" svg:y2="16.2cm" draw:start-shape="id31" draw:start-glue-point="6" draw:end-shape="id30" draw:end-glue-point="1" svg:d="M22200 16300l-1000-100" svg:viewBox="0 0 1001 101">
          <text:p/>
        </draw:connector>
        <draw:custom-shape draw:style-name="gr9" draw:text-style-name="P3" xml:id="id32" draw:id="id32" draw:layer="layout" svg:width="2.8cm" svg:height="1cm" svg:x="15.4cm" svg:y="7.4cm">
          <text:p text:style-name="P1"><text:span text:style-name="T2">Premi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36" draw:id="id36" draw:layer="layout" svg:width="2.8cm" svg:height="1cm" svg:x="17.8cm" svg:y="9cm">
          <text:p text:style-name="P1"><text:span text:style-name="T2">Subscription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37" draw:id="id37" draw:layer="layout" svg:width="2.8cm" svg:height="1cm" svg:x="21.4cm" svg:y="9cm">
          <text:p text:style-name="P1"><text:span text:style-name="T2">Due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35" draw:id="id35" draw:layer="layout" svg:width="2.8cm" svg:height="1cm" svg:x="23.8cm" svg:y="7.4cm">
          <text:p text:style-name="P1"><text:span text:style-name="T2">Pa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8.2cm" svg:y1="7.9cm" svg:x2="19cm" svg:y2="7.9cm" draw:start-shape="id32" draw:start-glue-point="10" draw:end-shape="id33" draw:end-glue-point="3" svg:d="M18200 7900h800" svg:viewBox="0 0 801 1">
          <text:p/>
        </draw:connector>
        <draw:connector draw:style-name="gr8" draw:text-style-name="P1" draw:layer="layout" draw:type="line" svg:x1="21cm" svg:y1="6.8cm" svg:x2="21cm" svg:y2="7.4cm" draw:start-shape="id34" draw:start-glue-point="8" draw:end-shape="id33" draw:end-glue-point="0" svg:d="M21000 6800v600" svg:viewBox="0 0 1 601">
          <text:p/>
        </draw:connector>
        <draw:connector draw:style-name="gr8" draw:text-style-name="P1" draw:layer="layout" draw:type="line" svg:x1="23.8cm" svg:y1="7.9cm" svg:x2="23cm" svg:y2="7.9cm" draw:start-shape="id35" draw:start-glue-point="6" draw:end-shape="id33" draw:end-glue-point="1" svg:d="M23800 7900h-800" svg:viewBox="0 0 801 1">
          <text:p/>
        </draw:connector>
        <draw:connector draw:style-name="gr8" draw:text-style-name="P1" draw:layer="layout" draw:type="line" svg:x1="19.2cm" svg:y1="9cm" svg:x2="21cm" svg:y2="8.4cm" draw:start-shape="id36" draw:start-glue-point="4" draw:end-shape="id33" draw:end-glue-point="2" svg:d="M19200 9000l1800-600" svg:viewBox="0 0 1801 601">
          <text:p/>
        </draw:connector>
        <draw:connector draw:style-name="gr8" draw:text-style-name="P1" draw:layer="layout" draw:type="line" svg:x1="22.8cm" svg:y1="9cm" svg:x2="21cm" svg:y2="8.4cm" draw:start-shape="id37" draw:start-glue-point="4" draw:end-shape="id33" draw:end-glue-point="2" svg:d="M22800 9000l-1800-600" svg:viewBox="0 0 1801 601">
          <text:p/>
        </draw:connector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3" draw:text-style-name="P1" xml:id="id38" draw:id="id38" draw:layer="layout" svg:width="3cm" svg:height="1.3cm" svg:x="0.2cm" svg:y="0.5cm">
          <text:p text:style-name="P1">Account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8cm" svg:height="1cm" svg:x="6.6cm" svg:y="2.438cm">
          <text:p text:style-name="P1">Subscription</text:p>
          <draw:enhanced-geometry svg:viewBox="0 0 21600 21600" draw:type="rectangle" draw:enhanced-path="M 0 0 L 21600 0 21600 21600 0 21600 0 0 Z N"/>
        </draw:custom-shape>
        <draw:custom-shape draw:style-name="gr15" draw:text-style-name="P1" xml:id="id39" draw:id="id39" draw:layer="layout" svg:width="3cm" svg:height="1.2cm" svg:x="6.6cm" svg:y="0.6cm">
          <text:p text:style-name="P1">Device</text:p>
          <draw:enhanced-geometry svg:viewBox="0 0 21600 21600" draw:type="rectangle" draw:enhanced-path="M 0 0 L 21600 0 21600 21600 0 21600 0 0 Z N"/>
        </draw:custom-shape>
        <draw:custom-shape draw:style-name="gr16" draw:text-style-name="P1" xml:id="id41" draw:id="id41" draw:layer="layout" svg:width="2.4cm" svg:height="1.2cm" svg:x="6.8cm" svg:y="8cm">
          <text:p text:style-name="P1">Track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3.2cm" svg:height="1.2cm" svg:x="6.6cm" svg:y="4.4cm">
          <text:p text:style-name="P1">PlayList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2cm" svg:height="1.238cm" svg:x="6.6cm" svg:y="6.162cm">
          <text:p text:style-name="P1">FriendList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3.2cm" svg:y1="1.15cm" svg:x2="6.6cm" svg:y2="1.2cm" draw:start-shape="id38" draw:start-glue-point="1" draw:end-shape="id39" draw:end-glue-point="3" svg:d="M3200 1150l3400 50" svg:viewBox="0 0 3401 51">
          <text:p/>
        </draw:connector>
        <draw:frame draw:style-name="gr19" draw:layer="layout" svg:width="0.853cm" svg:height="0.962cm" svg:x="3.2cm" svg:y="0.238cm">
          <draw:text-box>
            <text:p>1</text:p>
          </draw:text-box>
        </draw:frame>
        <draw:frame draw:style-name="gr20" draw:layer="layout" svg:width="1.56cm" svg:height="0.962cm" svg:x="5cm" svg:y="1.15cm">
          <draw:text-box>
            <text:p>0..5</text:p>
          </draw:text-box>
        </draw:frame>
        <draw:custom-shape draw:style-name="gr13" draw:text-style-name="P1" draw:layer="layout" svg:width="3cm" svg:height="1.3cm" svg:x="0.2cm" svg:y="2.238cm">
          <text:p text:style-name="P1">Account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3.2cm" svg:y1="2.95cm" svg:x2="6.6cm" svg:y2="3cm" svg:d="M3200 2950l3400 50" svg:viewBox="0 0 3401 51">
          <text:p/>
        </draw:connector>
        <draw:frame draw:style-name="gr19" draw:layer="layout" svg:width="0.853cm" svg:height="0.962cm" svg:x="3.2cm" svg:y="2.038cm">
          <draw:text-box>
            <text:p>1</text:p>
          </draw:text-box>
        </draw:frame>
        <draw:frame draw:style-name="gr19" draw:layer="layout" svg:width="0.853cm" svg:height="0.962cm" svg:x="5.947cm" svg:y="2.838cm">
          <draw:text-box>
            <text:p>1</text:p>
          </draw:text-box>
        </draw:frame>
        <draw:custom-shape draw:style-name="gr13" draw:text-style-name="P1" draw:layer="layout" svg:width="3cm" svg:height="1.3cm" svg:x="0.2cm" svg:y="4.238cm">
          <text:p text:style-name="P1">Account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3.2cm" svg:y1="4.95cm" svg:x2="6.6cm" svg:y2="5cm" svg:d="M3200 4950l3400 50" svg:viewBox="0 0 3401 51">
          <text:p/>
        </draw:connector>
        <draw:frame draw:style-name="gr19" draw:layer="layout" svg:width="0.853cm" svg:height="0.962cm" svg:x="3.2cm" svg:y="4.038cm">
          <draw:text-box>
            <text:p>1</text:p>
          </draw:text-box>
        </draw:frame>
        <draw:frame draw:style-name="gr19" draw:layer="layout" svg:width="1.6cm" svg:height="0.962cm" svg:x="5.2cm" svg:y="4.838cm">
          <draw:text-box>
            <text:p>0..*</text:p>
          </draw:text-box>
        </draw:frame>
        <draw:custom-shape draw:style-name="gr13" draw:text-style-name="P1" draw:layer="layout" svg:width="3cm" svg:height="1.3cm" svg:x="0.2cm" svg:y="6.038cm">
          <text:p text:style-name="P1">Account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3.2cm" svg:y1="6.75cm" svg:x2="6.6cm" svg:y2="6.8cm" svg:d="M3200 6750l3400 50" svg:viewBox="0 0 3401 51">
          <text:p/>
        </draw:connector>
        <draw:frame draw:style-name="gr19" draw:layer="layout" svg:width="0.853cm" svg:height="0.962cm" svg:x="3.2cm" svg:y="5.838cm">
          <draw:text-box>
            <text:p>1</text:p>
          </draw:text-box>
        </draw:frame>
        <draw:frame draw:style-name="gr19" draw:layer="layout" svg:width="1.6cm" svg:height="0.962cm" svg:x="5.2cm" svg:y="6.638cm">
          <draw:text-box>
            <text:p>0..1</text:p>
          </draw:text-box>
        </draw:frame>
        <draw:custom-shape draw:style-name="gr17" draw:text-style-name="P1" xml:id="id40" draw:id="id40" draw:layer="layout" svg:width="3.2cm" svg:height="1.2cm" svg:x="0.2cm" svg:y="8cm">
          <text:p text:style-name="P1">PlayList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3.4cm" svg:y1="8.6cm" svg:x2="6.8cm" svg:y2="8.6cm" draw:start-shape="id40" draw:start-glue-point="1" draw:end-shape="id41" draw:end-glue-point="3" svg:d="M3400 8600h3400" svg:viewBox="0 0 3401 1">
          <text:p/>
        </draw:connector>
        <draw:frame draw:style-name="gr19" draw:layer="layout" svg:width="1.6cm" svg:height="0.962cm" svg:x="5.4cm" svg:y="8.638cm">
          <draw:text-box>
            <text:p>1..*</text:p>
          </draw:text-box>
        </draw:frame>
        <draw:frame draw:style-name="gr19" draw:layer="layout" svg:width="1.6cm" svg:height="0.962cm" svg:x="3.2cm" svg:y="7.838cm">
          <draw:text-box>
            <text:p>0..*</text:p>
          </draw:text-box>
        </draw:frame>
        <draw:custom-shape draw:style-name="gr13" draw:text-style-name="P1" xml:id="id42" draw:id="id42" draw:layer="layout" svg:width="3cm" svg:height="1.3cm" svg:x="15.8cm" svg:y="11.6cm">
          <text:p text:style-name="P1">Account</text:p>
          <draw:enhanced-geometry svg:viewBox="0 0 21600 21600" draw:type="rectangle" draw:enhanced-path="M 0 0 L 21600 0 21600 21600 0 21600 0 0 Z N"/>
        </draw:custom-shape>
        <draw:custom-shape draw:style-name="gr21" draw:text-style-name="P1" xml:id="id43" draw:id="id43" draw:layer="layout" svg:width="2.2cm" svg:height="1.8cm" svg:x="16.2cm" svg:y="8.6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1" draw:layer="layout" draw:type="line" svg:x1="17.3cm" svg:y1="11.6cm" svg:x2="17.3cm" svg:y2="10.4cm" draw:start-shape="id42" draw:start-glue-point="0" draw:end-shape="id43" draw:end-glue-point="6" svg:d="M17300 11600v-1200" svg:viewBox="0 0 1 1201">
          <text:p/>
        </draw:connector>
        <draw:custom-shape draw:style-name="gr15" draw:text-style-name="P1" xml:id="id48" draw:id="id48" draw:layer="layout" svg:width="3cm" svg:height="1.2cm" svg:x="15.8cm" svg:y="6.4cm">
          <text:p text:style-name="P1">Device</text:p>
          <draw:enhanced-geometry svg:viewBox="0 0 21600 21600" draw:type="rectangle" draw:enhanced-path="M 0 0 L 21600 0 21600 21600 0 21600 0 0 Z N"/>
        </draw:custom-shape>
        <draw:custom-shape draw:style-name="gr21" draw:text-style-name="P1" xml:id="id44" draw:id="id44" draw:layer="layout" svg:width="2.2cm" svg:height="1.8cm" svg:x="20.4cm" svg:y="11.4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" xml:id="id45" draw:id="id45" draw:layer="layout" svg:width="2.2cm" svg:height="1.8cm" svg:x="12.2cm" svg:y="11.4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1" draw:layer="layout" draw:type="line" svg:x1="18.8cm" svg:y1="12.25cm" svg:x2="20.4cm" svg:y2="12.3cm" draw:start-shape="id42" draw:start-glue-point="1" draw:end-shape="id44" draw:end-glue-point="5" svg:d="M18800 12250l1600 50" svg:viewBox="0 0 1601 51">
          <text:p/>
        </draw:connector>
        <draw:connector draw:style-name="gr8" draw:text-style-name="P1" draw:layer="layout" draw:type="line" svg:x1="14.4cm" svg:y1="12.3cm" svg:x2="15.8cm" svg:y2="12.25cm" draw:start-shape="id45" draw:start-glue-point="7" draw:end-shape="id42" draw:end-glue-point="3" svg:d="M14400 12300l1400-50" svg:viewBox="0 0 1401 51">
          <text:p/>
        </draw:connector>
        <draw:custom-shape draw:style-name="gr14" draw:text-style-name="P1" xml:id="id46" draw:id="id46" draw:layer="layout" svg:width="3.8cm" svg:height="1cm" svg:x="23.8cm" svg:y="11.8cm">
          <text:p text:style-name="P1">Subscription</text:p>
          <draw:enhanced-geometry svg:viewBox="0 0 21600 21600" draw:type="rectangle" draw:enhanced-path="M 0 0 L 21600 0 21600 21600 0 21600 0 0 Z N"/>
        </draw:custom-shape>
        <draw:custom-shape draw:style-name="gr22" draw:text-style-name="P1" xml:id="id47" draw:id="id47" draw:layer="layout" svg:width="3.2cm" svg:height="1cm" svg:x="7.8cm" svg:y="11.8cm">
          <text:p text:style-name="P1">PlayList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22.6cm" svg:y1="12.3cm" svg:x2="23.8cm" svg:y2="12.3cm" draw:start-shape="id44" draw:start-glue-point="7" draw:end-shape="id46" draw:end-glue-point="3" svg:d="M22600 12300h1200" svg:viewBox="0 0 1201 1">
          <text:p/>
        </draw:connector>
        <draw:connector draw:style-name="gr8" draw:text-style-name="P1" draw:layer="layout" draw:type="line" svg:x1="11cm" svg:y1="12.3cm" svg:x2="12.2cm" svg:y2="12.3cm" draw:start-shape="id47" draw:start-glue-point="1" draw:end-shape="id45" draw:end-glue-point="5" svg:d="M11000 12300h1200" svg:viewBox="0 0 1201 1">
          <text:p/>
        </draw:connector>
        <draw:connector draw:style-name="gr8" draw:text-style-name="P1" draw:layer="layout" draw:type="line" svg:x1="17.3cm" svg:y1="8.6cm" svg:x2="17.3cm" svg:y2="7.6cm" draw:start-shape="id43" draw:start-glue-point="4" draw:end-shape="id48" draw:end-glue-point="2" svg:d="M17300 8600v-1000" svg:viewBox="0 0 1 1001">
          <text:p/>
        </draw:connector>
        <draw:custom-shape draw:style-name="gr23" draw:text-style-name="P1" xml:id="id49" draw:id="id49" draw:layer="layout" svg:width="3cm" svg:height="1.238cm" svg:x="15.8cm" svg:y="16.562cm">
          <text:p text:style-name="P1">FriendList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17.3cm" svg:y1="16.562cm" svg:x2="17.3cm" svg:y2="15.8cm" draw:start-shape="id49" draw:start-glue-point="0" draw:end-shape="id50" draw:end-glue-point="6" svg:d="M17300 16562v-762" svg:viewBox="0 0 1 763">
          <text:p/>
        </draw:connector>
        <draw:connector draw:style-name="gr8" draw:text-style-name="P1" draw:layer="layout" draw:type="line" svg:x1="17.3cm" svg:y1="14cm" svg:x2="17.3cm" svg:y2="12.9cm" draw:start-shape="id50" draw:start-glue-point="4" draw:end-shape="id42" draw:end-glue-point="2" svg:d="M17300 14000v-1100" svg:viewBox="0 0 1 1101">
          <text:p/>
        </draw:connector>
        <draw:custom-shape draw:style-name="gr21" draw:text-style-name="P1" xml:id="id50" draw:id="id50" draw:layer="layout" svg:width="2.2cm" svg:height="1.8cm" svg:x="16.2cm" svg:y="14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9" draw:layer="layout" svg:width="1.6cm" svg:height="0.962cm" svg:x="17.2cm" svg:y="15.6cm">
          <draw:text-box>
            <text:p>0..1</text:p>
          </draw:text-box>
        </draw:frame>
        <draw:frame draw:style-name="gr19" draw:layer="layout" svg:width="0.853cm" svg:height="0.962cm" svg:x="16.6cm" svg:y="12.838cm">
          <draw:text-box>
            <text:p>1</text:p>
          </draw:text-box>
        </draw:frame>
        <draw:frame draw:style-name="gr19" draw:layer="layout" svg:width="0.853cm" svg:height="0.962cm" svg:x="15cm" svg:y="12.25cm">
          <draw:text-box>
            <text:p>1</text:p>
          </draw:text-box>
        </draw:frame>
        <draw:frame draw:style-name="gr19" draw:layer="layout" svg:width="0.853cm" svg:height="0.962cm" svg:x="18.8cm" svg:y="11.4cm">
          <draw:text-box>
            <text:p>1</text:p>
          </draw:text-box>
        </draw:frame>
        <draw:frame draw:style-name="gr19" draw:layer="layout" svg:width="0.853cm" svg:height="0.962cm" svg:x="23.147cm" svg:y="12.2cm">
          <draw:text-box>
            <text:p>1</text:p>
          </draw:text-box>
        </draw:frame>
        <draw:frame draw:style-name="gr19" draw:layer="layout" svg:width="1.6cm" svg:height="0.962cm" svg:x="10.8cm" svg:y="11.4cm">
          <draw:text-box>
            <text:p>0..*</text:p>
          </draw:text-box>
        </draw:frame>
        <draw:frame draw:style-name="gr20" draw:layer="layout" svg:width="1.56cm" svg:height="0.962cm" svg:x="16cm" svg:y="7.6cm">
          <draw:text-box>
            <text:p>0..5</text:p>
          </draw:text-box>
        </draw:frame>
        <draw:frame draw:style-name="gr19" draw:layer="layout" svg:width="0.853cm" svg:height="0.962cm" svg:x="17.2cm" svg:y="10.8cm">
          <draw:text-box>
            <text:p>1</text:p>
          </draw:text-box>
        </draw:frame>
        <draw:custom-shape draw:style-name="gr24" draw:text-style-name="P3" xml:id="id51" draw:id="id51" draw:layer="layout" svg:width="3.2cm" svg:height="1.2cm" svg:x="7.8cm" svg:y="13.8cm">
          <text:p text:style-name="P1"><text:span text:style-name="T2">Consists o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" xml:id="id52" draw:id="id52" draw:layer="layout" svg:width="2.4cm" svg:height="1.2cm" svg:x="8.2cm" svg:y="15.8cm">
          <text:p text:style-name="P1">Track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type="line" svg:x1="9.4cm" svg:y1="13.8cm" svg:x2="9.4cm" svg:y2="12.8cm" draw:start-shape="id51" draw:start-glue-point="4" draw:end-shape="id47" draw:end-glue-point="2" svg:d="M9400 13800v-1000" svg:viewBox="0 0 1 1001">
          <text:p/>
        </draw:connector>
        <draw:connector draw:style-name="gr8" draw:text-style-name="P1" draw:layer="layout" draw:type="line" svg:x1="9.4cm" svg:y1="15cm" svg:x2="9.4cm" svg:y2="15.8cm" draw:start-shape="id51" draw:start-glue-point="6" draw:end-shape="id52" draw:end-glue-point="0" svg:d="M9400 15000v800" svg:viewBox="0 0 1 801">
          <text:p/>
        </draw:connector>
        <draw:frame draw:style-name="gr19" draw:layer="layout" svg:width="1.6cm" svg:height="0.962cm" svg:x="8cm" svg:y="15cm">
          <draw:text-box>
            <text:p>1..*</text:p>
          </draw:text-box>
        </draw:frame>
        <draw:frame draw:style-name="gr19" draw:layer="layout" svg:width="1.6cm" svg:height="0.962cm" svg:x="7.8cm" svg:y="12.8cm">
          <draw:text-box>
            <text:p>0..*</text:p>
          </draw:text-box>
        </draw:fram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25" draw:text-style-name="P6" draw:layer="layout" svg:width="28cm" svg:height="5.8cm" svg:x="0cm" svg:y="5cm">
          <text:p text:style-name="P6"><text:span text:style-name="T5">Account(</text:span><text:span text:style-name="T6">ID</text:span><text:span text:style-name="T5">,USERNAME,PASSWORD,FIRSTNAME,LASTNAME,DOORNO,STREE,CITY,COUNTY,POSTCODE,CONTACTNO)</text:span></text:p>
          <text:p text:style-name="P6"><text:span text:style-name="T5">DEVICE(</text:span><text:span text:style-name="T6">DEVICEID</text:span><text:span text:style-name="T5">,DEVICENAME,DEVICETYPE,DATE,DEVICEOWNER)</text:span></text:p>
          <text:p text:style-name="P6"><text:span text:style-name="T5">FRIENDLIST(OWNERID,FRIENDID)</text:span></text:p>
          <text:p text:style-name="P6"><text:span text:style-name="T5">PLAYLIST(</text:span><text:span text:style-name="T6">PLAYLISTID</text:span><text:span text:style-name="T5">,PLAYLISTOWNER)</text:span></text:p>
          <text:p text:style-name="P6"><text:span text:style-name="T5">PLAYLIST-TRACK(PLAYLIST,TRACK)</text:span></text:p>
          <text:p text:style-name="P6"><text:span text:style-name="T5">SUBSCRIPTION(</text:span><text:span text:style-name="T6">USERID</text:span><text:span text:style-name="T5">,PREMIUM,DUEDATE,PAID)</text:span></text:p>
          <text:p text:style-name="P6"><text:span text:style-name="T5">TRACK(</text:span><text:span text:style-name="T6">TRACKID</text:span><text:span text:style-name="T5">,TRACKNAME,ARTIST,DURATION,GENRE,ALBUM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r Leow</meta:initial-creator>
    <meta:creation-date>2016-02-15T11:44:18.218970187</meta:creation-date>
    <dc:date>2016-02-16T11:52:02.778199196</dc:date>
    <dc:creator>Jer Leow</dc:creator>
    <meta:editing-duration>PT1H14M3S</meta:editing-duration>
    <meta:editing-cycles>31</meta:editing-cycles>
    <meta:generator>LibreOffice/4.3.7.2$Linux_X86_64 LibreOffice_project/430$Build-2</meta:generator>
    <meta:document-statistic meta:object-count="152"/>
  </office:meta>
</office:document-meta>
</file>